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01b58" officeooo:paragraph-rsid="000198ad" style:font-weight-asian="bold" style:font-weight-complex="bold"/>
    </style:style>
    <style:style style:name="P2" style:family="paragraph" style:parent-style-name="Standard">
      <style:text-properties fo:font-weight="bold" officeooo:rsid="00001b58" officeooo:paragraph-rsid="00014956" style:font-weight-asian="bold" style:font-weight-complex="bold"/>
    </style:style>
    <style:style style:name="P3" style:family="paragraph" style:parent-style-name="Standard" style:list-style-name="L1">
      <style:text-properties officeooo:rsid="00014956" officeooo:paragraph-rsid="00014956"/>
    </style:style>
    <style:style style:name="P4" style:family="paragraph" style:parent-style-name="Standard">
      <style:text-properties officeooo:rsid="00014956" officeooo:paragraph-rsid="00014956"/>
    </style:style>
    <style:style style:name="P5" style:family="paragraph" style:parent-style-name="Standard">
      <style:text-properties fo:font-weight="bold" officeooo:rsid="00014956" officeooo:paragraph-rsid="00014956" style:font-weight-asian="bold" style:font-weight-complex="bold"/>
    </style:style>
    <style:style style:name="P6" style:family="paragraph" style:parent-style-name="Standard">
      <style:text-properties officeooo:rsid="00001b58" officeooo:paragraph-rsid="00001b58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01b58" officeooo:paragraph-rsid="00001b58" style:font-weight-asian="bold" style:font-weight-complex="bold"/>
    </style:style>
    <style:style style:name="P8" style:family="paragraph" style:parent-style-name="Standard">
      <style:text-properties fo:color="#6a9955" loext:opacity="100%" style:font-name="Consolas" fo:font-size="10.5pt" fo:font-weight="normal" officeooo:rsid="00001b58" officeooo:paragraph-rsid="00001b58" fo:background-color="#1f1f1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officeooo:rsid="00014956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 202</text:p>
      <text:p text:style-name="P1">Python Final Project</text:p>
      <text:p text:style-name="P1"/>
      <text:p text:style-name="P2">Group 1</text:p>
      <text:list text:style-name="L1">
        <text:list-item>
          <text:p text:style-name="P3">Jerry Williams</text:p>
        </text:list-item>
        <text:list-item>
          <text:p text:style-name="P3">Hannah Barnes</text:p>
        </text:list-item>
        <text:list-item>
          <text:p text:style-name="P3">David Hand</text:p>
        </text:list-item>
        <text:list-item>
          <text:p text:style-name="P3">Terrell Robertson</text:p>
        </text:list-item>
      </text:list>
      <text:p text:style-name="P4"/>
      <text:p text:style-name="P5">Game Choice</text:p>
      <text:p text:style-name="P6"><text:span text:style-name="T1">s</text:span>nake.py</text:p>
      <text:p text:style-name="P6"/>
      <text:p text:style-name="P5">Assignment – Print Doc Strings</text:p>
      <text:p text:style-name="P6">Doc Strings</text:p>
      <text:p text:style-name="P6"/>
      <text:p text:style-name="P6"/>
      <text:p text:style-name="P7">From the code:</text:p>
      <text:p text:style-name="P8"># Change 4 - added doc string print statements</text:p>
      <text:p text:style-name="P9"><text:span text:style-name="T2">print</text:span>(<text:span text:style-name="T2">change</text:span>.<text:span text:style-name="T3">__doc__</text:span>)</text:p>
      <text:p text:style-name="P9"><text:span text:style-name="T2">print</text:span>(<text:span text:style-name="T2">inside</text:span>.<text:span text:style-name="T3">__doc__</text:span>)</text:p>
      <text:p text:style-name="P9"><text:span text:style-name="T2">print</text:span>(<text:span text:style-name="T2">move</text:span>.<text:span text:style-name="T3">__doc__</text:span>)</text:p>
      <text:p text:style-name="P6"/>
      <text:p text:style-name="P7">Printed output</text:p>
      <text:p text:style-name="P6">Change snake direction.</text:p>
      <text:p text:style-name="P6">Return True if head inside boundaries.</text:p>
      <text:p text:style-name="P6">Move snake forward one seg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6:17:51.253000000</meta:creation-date>
    <dc:date>2024-12-07T16:31:21.586000000</dc:date>
    <meta:editing-duration>PT13M29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0" meta:word-count="59" meta:character-count="379" meta:non-whitespace-character-count="343"/>
  </office:meta>
</office:document-meta>
</file>